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9cm"/>
    </style:style>
    <style:style style:name="co2" style:family="table-column">
      <style:table-column-properties fo:break-before="auto" style:column-width="1.819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PageStyle_5f_Logical_20_Data_20_-_20_Function_20_Map">
      <style:table-properties table:display="true" style:writing-mode="lr-tb"/>
    </style:style>
    <style:style style:name="ta2" style:family="table" style:master-page-name="PageStyle_5f_Physical_20_Data_20_-_20_Function_20_Map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13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65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65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ffff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cal Data - Function Map" table:style-name="ta1" table:print="false">
        <table:table-column table:style-name="co1" table:number-columns-repeated="8" table:default-cell-style-name="Excel_20_Built-in_20_Normal"/>
        <table:table-column table:style-name="co2" table:number-columns-repeated="1016" table:default-cell-style-name="Excel_20_Built-in_20_Normal"/>
        <table:table-row table:style-name="ro1">
          <table:table-cell table:style-name="ce1" office:value-type="string" table:number-columns-spanned="3" table:number-rows-spanned="1">
            <text:p>Logical Data Components Map to Business Functions</text:p>
          </table:table-cell>
          <table:covered-table-cell table:style-name="ce4"/>
          <table:covered-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>
            <office:annotation draw:style-name="gr1" draw:text-style-name="P1" svg:width="2.422cm" svg:height="2.176cm" svg:x="12.12cm" svg:y="1.9cm" draw:caption-point-x="-2.089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Business Function 1</text:p>
          </table:table-cell>
          <table:table-cell table:style-name="ce2" office:value-type="string">
            <office:annotation draw:style-name="gr1" draw:text-style-name="P1" svg:width="6.401cm" svg:height="1.336cm" svg:x="15.811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Organisation's Unit</text:p>
          </table:table-cell>
          <table:table-cell table:number-columns-repeated="1021"/>
        </table:table-row>
        <table:table-row table:style-name="ro2">
          <table:table-cell table:style-name="ce2" office:value-type="string">
            <office:annotation draw:style-name="gr2" draw:text-style-name="P1" svg:width="6.401cm" svg:height="1.857cm" svg:x="6.57cm" svg:y="2.115cm" draw:caption-point-x="-1.56cm" draw:caption-point-y="-0.15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1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2.75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<text:span text:style-name="T1"> </text:span><text:span text:style-name="T2">Data Entity 2</text:span>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3.435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3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121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4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806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5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3" draw:text-style-name="P1" svg:width="6.401cm" svg:height="1.858cm" svg:x="5.77cm" svg:y="5.491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cal Data Entity 6</text:p>
          </table:table-cell>
          <table:table-cell table:style-name="ce5" table:number-columns-repeated="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ysical Data - Function Map" table:style-name="ta2" table:print="false">
        <table:table-column table:style-name="co1" table:number-columns-repeated="6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3" table:number-rows-spanned="1">
            <text:p>Physical Data Components Map to Business Functions</text:p>
          </table:table-cell>
          <table:covered-table-cell table:style-name="ce4"/>
          <table:covered-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>
            <office:annotation draw:style-name="gr1" draw:text-style-name="P1" svg:width="6.401cm" svg:height="1.336cm" svg:x="10.791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Business Function 1</text:p>
          </table:table-cell>
          <table:table-cell table:style-name="ce2" office:value-type="string">
            <office:annotation draw:style-name="gr1" draw:text-style-name="P1" svg:width="6.401cm" svg:height="1.336cm" svg:x="15.811cm" svg:y="1.9cm" draw:caption-point-x="-0.76cm" draw:caption-point-y="-0.62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Organisation's Unit</text:p>
          </table:table-cell>
          <table:table-cell table:number-columns-repeated="1021"/>
        </table:table-row>
        <table:table-row table:style-name="ro2">
          <table:table-cell table:style-name="ce2" office:value-type="string">
            <office:annotation draw:style-name="gr2" draw:text-style-name="P1" svg:width="6.401cm" svg:height="1.857cm" svg:x="5.77cm" svg:y="2.065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<text:span text:style-name="T1"> <text:s/></text:span><text:span text:style-name="T2">Data Entity 1</text:span>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2.75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Data Entity 2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3.435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Data Entity 3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121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Data Entity 4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2" draw:text-style-name="P1" svg:width="6.401cm" svg:height="1.857cm" svg:x="5.77cm" svg:y="4.806cm" draw:caption-point-x="-0.76cm" draw:caption-point-y="-0.105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<text:span text:style-name="T1"> </text:span><text:span text:style-name="T2">Data Entity 5</text:span>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3" office:value-type="string">
            <office:annotation draw:style-name="gr3" draw:text-style-name="P1" svg:width="6.401cm" svg:height="1.858cm" svg:x="5.77cm" svg:y="5.491cm" draw:caption-point-x="-0.76cm" draw:caption-point-y="-0.104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Data Entity 6</text:p>
          </table:table-cell>
          <table:table-cell table:style-name="ce5" table:number-columns-repeated="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cal_20_Data_20_-_20_Function_20_Map" style:display-name="PageStyle_Logical Data - Function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Data_20_-_20_Function_20_Map" style:display-name="PageStyle_Physical Data - Function Ma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18" meta:object-count="0"/>
    <meta:generator>OpenOffice.org/3.2$Unix OpenOffice.org_project/320m12$Build-9483</meta:generator>
  </office:meta>
</office:document-meta>
</file>